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827in"/>
    </style:style>
    <style:style style:name="co2" style:family="table-column">
      <style:table-column-properties fo:break-before="auto" style:column-width="3.9917in"/>
    </style:style>
    <style:style style:name="co3" style:family="table-column">
      <style:table-column-properties fo:break-before="auto" style:column-width="0.44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dde8cb"/>
    </style:style>
    <style:style style:name="ce5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ome Trofeo (47 totali)</text:p>
          </table:table-cell>
          <table:table-cell table:style-name="ce1" office:value-type="string" calcext:value-type="string">
            <text:p>Descrizione</text:p>
          </table:table-cell>
          <table:table-cell table:style-name="ce1" office:value-type="string" calcext:value-type="string">
            <text:p>Fatto</text:p>
          </table:table-cell>
        </table:table-row>
        <table:table-row table:style-name="ro1">
          <table:table-cell office:value-type="string" calcext:value-type="string">
            <text:p>Front and cente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usetrap Fus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r Plug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el Tank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lent but Deadly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adey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 the Distanc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Iron Lung</text:p>
          </table:table-cell>
          <table:table-cell office:value-type="string" calcext:value-type="string">
            <text:p>trattieni respiro 30 m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tato Mashe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rld Recor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Gung Ho</text:p>
          </table:table-cell>
          <table:table-cell office:value-type="string" calcext:value-type="string">
            <text:p>Uccidi 100 in movimen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d Honch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Jungle Juice</text:p>
          </table:table-cell>
          <table:table-cell office:value-type="string" calcext:value-type="string">
            <text:p>tutte le bottogl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 the Buck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uble Dos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ocking Off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Make Every Bullet Coun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Hide And Hope</text:p>
          </table:table-cell>
          <table:table-cell office:value-type="string" calcext:value-type="string">
            <text:p>livello senza essere colpi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Gold Rush</text:p>
          </table:table-cell>
          <table:table-cell office:value-type="string" calcext:value-type="string">
            <text:p>tutti I lingott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inee Snipe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vice Snipe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rentice Snipe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eyman Snipe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illed Snipe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 Snipe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ert Snipe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ter Snioe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teran Snipe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ared Snipe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gendary Snipe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iper Eli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Get Off the Ground</text:p>
          </table:table-cell>
          <table:table-cell office:value-type="string" calcext:value-type="string">
            <text:p>uccidi tutti tranne Kreidl nel convoglio dal suol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gh and Mighty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sh Tank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Kilroy was Here</text:p>
          </table:table-cell>
          <table:table-cell office:value-type="string" calcext:value-type="string">
            <text:p>raggiungi la sala dell’argano senza essere scoper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Target Spotted</text:p>
          </table:table-cell>
          <table:table-cell office:value-type="string" calcext:value-type="string">
            <text:p>Contrassegna 50 nemici da Osservat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Target Eliminated</text:p>
          </table:table-cell>
          <table:table-cell office:value-type="string" calcext:value-type="string">
            <text:p>Uccidi 50 nemici contrassegnati dal tuo compag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edpan Commando</text:p>
          </table:table-cell>
          <table:table-cell office:value-type="string" calcext:value-type="string">
            <text:p>rianima un compagno per 10 vol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omb Happy</text:p>
          </table:table-cell>
          <table:table-cell office:value-type="string" calcext:value-type="string">
            <text:p>sopravvivi a 10 partite di Bombardamen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Detonator</text:p>
          </table:table-cell>
          <table:table-cell office:value-type="string" calcext:value-type="string">
            <text:p>totale di 50 colpi su esplosiv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an do</text:p>
          </table:table-cell>
          <table:table-cell office:value-type="string" calcext:value-type="string">
            <text:p>competa tutte le missioni di Osservazione della co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ilence is Golden</text:p>
          </table:table-cell>
          <table:table-cell office:value-type="string" calcext:value-type="string">
            <text:p>avamposto di Neudorf senza allertare 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moking Kills</text:p>
          </table:table-cell>
          <table:table-cell office:value-type="string" calcext:value-type="string">
            <text:p>Uccidi 6 soldati che fuma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You were only supposed to</text:p>
          </table:table-cell>
          <table:table-cell office:value-type="string" calcext:value-type="string">
            <text:p>3 comandanti entrano a Landwehr Canal, fai esplodere le por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Watchmen</text:p>
          </table:table-cell>
          <table:table-cell office:value-type="string" calcext:value-type="string">
            <text:p>Landwehr Canal: elimina i 5 cecchini senza farti vede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ecret Service</text:p>
          </table:table-cell>
          <table:table-cell office:value-type="string" calcext:value-type="string">
            <text:p>Saint Pierre: via le guardie prima di raggiungere la chie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hoot the Alps</text:p>
          </table:table-cell>
          <table:table-cell office:value-type="string" calcext:value-type="string">
            <text:p>Saint Pierre: distanza di tiro di oltre 4000 metr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MPLETAMENTO</text:p>
          </table:table-cell>
          <table:table-cell table:style-name="ce3" table:formula="of:=INT(SUM([.C1:.C47])*100/47)" office:value-type="float" office:value="59" calcext:value-type="float" table:number-columns-spanned="2" table:number-rows-spanned="1">
            <text:p>59</text:p>
          </table:table-cell>
          <table:covered-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20:08:01.883170062</meta:creation-date>
    <dc:date>2022-08-22T22:10:11.390026049</dc:date>
    <meta:editing-duration>PT1H10M49S</meta:editing-duration>
    <meta:editing-cycles>17</meta:editing-cycles>
    <meta:generator>LibreOffice/7.3.5.2$Linux_X86_64 LibreOffice_project/30$Build-2</meta:generator>
    <meta:document-statistic meta:table-count="1" meta:cell-count="118" meta:object-count="0"/>
  </office:meta>
</office:document-meta>
</file>